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perimente 23. und 24. Oktober</text:p>
      <text:p text:style-name="Standard"/>
      <text:p text:style-name="Standard">Packpapier</text:p>
      <text:p text:style-name="Standard">Klebeband</text:p>
      <text:p text:style-name="Standard">Kuverts</text:p>
      <text:p text:style-name="Standard">Hütchen für Kamera (grosses Kuvert)</text:p>
      <text:p text:style-name="Standard"/>
      <text:p text:style-name="Standard"/>
      <text:p text:style-name="Standard">Donnerstag 13:00-14:00</text:p>
      <text:p text:style-name="Standard"><text:tab/>Treatment: Performance-Cash</text:p>
      <text:p text:style-name="Standard"/>
      <text:p text:style-name="Standard">Donnerstag 15:00-16:00</text:p>
      <text:p text:style-name="Standard"><text:tab/>Treatment: Random-Cash</text:p>
      <text:p text:style-name="Standard"/>
      <text:p text:style-name="Standard"/>
      <text:p text:style-name="Standard">Freitag 13:00-14:00</text:p>
      <text:p text:style-name="Standard"><text:tab/>Treatment: Performance-Entitle</text:p>
      <text:p text:style-name="Standard"/>
      <text:p text:style-name="Standard">Freitag 15:00-16:00</text:p>
      <text:p text:style-name="Standard"><text:tab/>Treatment: Random-Entit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GB" style:letter-kerning="true" style:font-name-asian="Albany AMT1" style:font-size-asian="10.5pt" style:language-asian="zxx" style:country-asian="none" style:font-name-complex="Albany AMT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10-21T09:51:21</meta:creation-date>
    <dc:date>2008-10-21T23:29:00</dc:date>
    <meta:print-date>2008-10-21T10:20:45</meta:print-date>
    <meta:editing-cycles>2</meta:editing-cycles>
    <meta:editing-duration>PT13H37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37" meta:character-count="282"/>
  </office:meta>
</office:document-meta>
</file>